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ff0000" fo:font-size="13pt" style:font-size-asian="13pt" style:font-size-complex="13pt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ff0000"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EN-US</text:p>
          </table:table-cell>
          <table:table-cell table:style-name="ce2" office:value-type="string">
            <text:p>J2-1</text:p>
            <text:p>J3-1</text:p>
          </table:table-cell>
          <table:table-cell table:style-name="ce2" office:value-type="string">
            <text:p>J2-4</text:p>
          </table:table-cell>
          <table:table-cell table:style-name="ce2" office:value-type="string">
            <text:p>J4-7</text:p>
          </table:table-cell>
          <table:table-cell table:style-name="ce2" office:value-type="string">
            <text:p>J3-2</text:p>
          </table:table-cell>
          <table:table-cell table:style-name="ce2" office:value-type="string">
            <text:p>J2-2</text:p>
            <text:p>J3-8</text:p>
          </table:table-cell>
          <table:table-cell table:style-name="ce2" office:value-type="string">
            <text:p>J2-3</text:p>
            <text:p>J3-3</text:p>
          </table:table-cell>
          <table:table-cell table:style-name="ce2" office:value-type="string">
            <text:p>J3-9</text:p>
            <text:p>J4-10</text:p>
          </table:table-cell>
          <table:table-cell table:style-name="ce2" office:value-type="string">
            <text:p>J3-10</text:p>
            <text:p>J4-8</text:p>
          </table:table-cell>
          <table:table-cell table:style-name="ce2" office:value-type="string">
            <text:p>J3-11</text:p>
            <text:p>J4-6</text:p>
          </table:table-cell>
          <table:table-cell table:style-name="ce2" office:value-type="string">
            <text:p>J3-12</text:p>
            <text:p>J4-9</text:p>
          </table:table-cell>
          <table:table-cell table:style-name="ce2" office:value-type="string">
            <text:p>J2-5</text:p>
          </table:table-cell>
          <table:table-cell table:style-name="ce2" office:value-type="string">
            <text:p>J2-7</text:p>
            <text:p>J4-4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J3-4</text:p>
          </table:table-cell>
          <table:table-cell table:style-name="ce3" office:value-type="float" office:value="4">
            <text:p>4</text:p>
          </table:table-cell>
          <table:table-cell table:style-name="ce4" table:number-columns-repeated="2"/>
          <table:table-cell table:style-name="ce4" office:value-type="string">
            <text:p>c</text:p>
          </table:table-cell>
          <table:table-cell table:style-name="ce2" office:value-type="string">
            <text:p>r</text:p>
          </table:table-cell>
          <table:table-cell table:style-name="ce2" office:value-type="string">
            <text:p>f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u</text:p>
          </table:table-cell>
          <table:table-cell table:style-name="ce2" office:value-type="string">
            <text:p>j</text:p>
          </table:table-cell>
          <table:table-cell table:style-name="ce2" office:value-type="string">
            <text:p>m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office:value-type="string">
            <text:p>J3-5</text:p>
          </table:table-cell>
          <table:table-cell table:style-name="ce3" office:value-type="float" office:value="5">
            <text:p>5</text:p>
          </table:table-cell>
          <table:table-cell table:style-name="ce4" table:number-columns-repeated="2"/>
          <table:table-cell table:style-name="ce4" office:value-type="string">
            <text:p>v</text:p>
          </table:table-cell>
          <table:table-cell table:style-name="ce2" office:value-type="string">
            <text:p>t</text:p>
          </table:table-cell>
          <table:table-cell table:style-name="ce2" office:value-type="string">
            <text:p>g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string">
            <text:p>k</text:p>
          </table:table-cell>
          <table:table-cell table:style-name="ce2" office:value-type="string">
            <text:p>,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office:value-type="string">
            <text:p>J3-6</text:p>
          </table:table-cell>
          <table:table-cell table:style-name="ce3" office:value-type="float" office:value="6">
            <text:p>6</text:p>
          </table:table-cell>
          <table:table-cell table:style-name="ce4" table:number-columns-repeated="2"/>
          <table:table-cell table:style-name="ce4" office:value-type="string">
            <text:p>b</text:p>
          </table:table-cell>
          <table:table-cell table:style-name="ce2" office:value-type="string">
            <text:p>y</text:p>
          </table:table-cell>
          <table:table-cell table:style-name="ce2" office:value-type="string">
            <text:p>h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o</text:p>
          </table:table-cell>
          <table:table-cell table:style-name="ce2" office:value-type="string">
            <text:p>l</text:p>
          </table:table-cell>
          <table:table-cell table:style-name="ce2" office:value-type="string">
            <text:p>.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office:value-type="string">
            <text:p>J3-7</text:p>
          </table:table-cell>
          <table:table-cell table:style-name="ce3" office:value-type="float" office:value="7">
            <text:p>7</text:p>
          </table:table-cell>
          <table:table-cell table:style-name="ce4" table:number-columns-repeated="2"/>
          <table:table-cell table:style-name="ce4" office:value-type="string">
            <text:p>n</text:p>
          </table:table-cell>
          <table:table-cell table:style-name="ce2" office:value-type="string">
            <text:p>` ~</text:p>
          </table:table-cell>
          <table:table-cell table:style-name="ce2" office:value-type="string">
            <text:p>space</text:p>
          </table:table-cell>
          <table:table-cell table:style-name="ce2" office:value-type="string">
            <text:p>space2</text:p>
          </table:table-cell>
          <table:table-cell table:style-name="ce2" office:value-type="string">
            <text:p>p</text:p>
          </table:table-cell>
          <table:table-cell table:style-name="ce2" office:value-type="string">
            <text:p>;</text:p>
          </table:table-cell>
          <table:table-cell table:style-name="ce2" office:value-type="string">
            <text:p>done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office:value-type="string">
            <text:p>J2-10; J4-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Caps</text:p>
          </table:table-cell>
          <table:table-cell table:style-name="ce4" office:value-type="string">
            <text:p>Del</text:p>
          </table:table-cell>
          <table:table-cell table:style-name="ce5"/>
          <table:table-cell table:style-name="ce2" office:value-type="string">
            <text:p>cm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[</text:p>
          </table:table-cell>
          <table:table-cell table:style-name="ce2" office:value-type="string">
            <text:p>„“</text:p>
          </table:table-cell>
          <table:table-cell table:style-name="ce2" office:value-type="string">
            <text:p>/ </text:p>
          </table:table-cell>
          <table:table-cell table:style-name="ce7"/>
          <table:table-cell table:style-name="ce6" office:value-type="string">
            <text:p>Shft L</text:p>
          </table:table-cell>
          <table:table-cell table:number-columns-repeated="1010"/>
        </table:table-row>
        <table:table-row table:style-name="ro2">
          <table:table-cell office:value-type="string">
            <text:p>J2-9; <text:s/>J4-2</text:p>
          </table:table-cell>
          <table:table-cell table:style-name="ce3" office:value-type="float" office:value="2">
            <text:p>2</text:p>
          </table:table-cell>
          <table:table-cell table:style-name="ce4" office:value-type="string">
            <text:p>tab</text:p>
          </table:table-cell>
          <table:table-cell table:style-name="ce4" office:value-type="string">
            <text:p>left</text:p>
          </table:table-cell>
          <table:table-cell table:style-name="ce4"/>
          <table:table-cell table:style-name="ce2" office:value-type="string">
            <text:p>q</text:p>
          </table:table-cell>
          <table:table-cell table:style-name="ce2" office:value-type="string">
            <text:p>a</text:p>
          </table:table-cell>
          <table:table-cell table:style-name="ce2" office:value-type="string">
            <text:p>+</text:p>
          </table:table-cell>
          <table:table-cell table:style-name="ce2" office:value-type="string">
            <text:p>]</text:p>
          </table:table-cell>
          <table:table-cell table:style-name="ce2" office:value-type="string">
            <text:p>enter</text:p>
          </table:table-cell>
          <table:table-cell table:style-name="ce2" office:value-type="string">
            <text:p>up</text:p>
          </table:table-cell>
          <table:table-cell table:style-name="ce6"/>
          <table:table-cell table:style-name="ce6" office:value-type="string">
            <text:p>shf R</text:p>
          </table:table-cell>
          <table:table-cell table:number-columns-repeated="1010"/>
        </table:table-row>
        <table:table-row table:style-name="ro2">
          <table:table-cell office:value-type="string">
            <text:p>J2-8; <text:s/>J4-3</text:p>
          </table:table-cell>
          <table:table-cell table:style-name="ce3" office:value-type="float" office:value="3">
            <text:p>3</text:p>
          </table:table-cell>
          <table:table-cell table:style-name="ce4" office:value-type="string">
            <text:p>ctrl</text:p>
          </table:table-cell>
          <table:table-cell table:style-name="ce4" office:value-type="string">
            <text:p>down</text:p>
          </table:table-cell>
          <table:table-cell table:style-name="ce4"/>
          <table:table-cell table:style-name="ce2" office:value-type="string">
            <text:p>w</text:p>
          </table:table-cell>
          <table:table-cell table:style-name="ce2" office:value-type="string">
            <text:p>s</text:p>
          </table:table-cell>
          <table:table-cell table:style-name="ce2" office:value-type="string">
            <text:p>BckSpce</text:p>
          </table:table-cell>
          <table:table-cell table:style-name="ce2" office:value-type="string">
            <text:p>\</text:p>
          </table:table-cell>
          <table:table-cell table:style-name="ce2" office:value-type="string">
            <text:p>ToDo</text:p>
          </table:table-cell>
          <table:table-cell table:style-name="ce2" office:value-type="string">
            <text:p>Memo</text:p>
          </table:table-cell>
          <table:table-cell table:style-name="ce6" office:value-type="string">
            <text:p>Fn</text:p>
          </table:table-cell>
          <table:table-cell table:style-name="ce6"/>
          <table:table-cell table:number-columns-repeated="1010"/>
        </table:table-row>
        <table:table-row table:style-name="ro2">
          <table:table-cell office:value-type="string">
            <text:p>J2-6; <text:s/>J4-5</text:p>
          </table:table-cell>
          <table:table-cell table:style-name="ce3" office:value-type="string">
            <text:p>z</text:p>
          </table:table-cell>
          <table:table-cell table:style-name="ce4"/>
          <table:table-cell table:style-name="ce4" office:value-type="string">
            <text:p>right</text:p>
          </table:table-cell>
          <table:table-cell table:style-name="ce4"/>
          <table:table-cell table:style-name="ce2" office:value-type="string">
            <text:p>e</text:p>
          </table:table-cell>
          <table:table-cell table:style-name="ce2" office:value-type="string">
            <text:p>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Phone</text:p>
          </table:table-cell>
          <table:table-cell table:style-name="ce3" table:number-columns-repeated="2"/>
          <table:table-cell table:style-name="ce6" office:value-type="string">
            <text:p>alt</text:p>
          </table:table-cell>
          <table:table-cell table:style-name="ce6"/>
          <table:table-cell table:number-columns-repeated="1010"/>
        </table:table-row>
        <table:table-row table:style-name="ro2">
          <table:table-cell/>
          <table:table-cell table:style-name="ce3" table:number-columns-repeated="12"/>
          <table:table-cell table:number-columns-repeated="1010"/>
        </table:table-row>
        <table:table-row table:style-name="ro2" table:number-rows-repeated="4">
          <table:table-cell/>
          <table:table-cell table:style-name="ce3"/>
          <table:table-cell table:style-name="ce2" table:number-columns-repeated="7"/>
          <table:table-cell table:style-name="ce3" table:number-columns-repeated="4"/>
          <table:table-cell table:number-columns-repeated="1010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" table:number-columns-repeated="5"/>
          <table:table-cell table:number-columns-repeated="1014"/>
        </table:table-row>
        <table:table-row table:style-name="ro3" table:number-rows-repeated="6">
          <table:table-cell table:number-columns-repeated="2"/>
          <table:table-cell table:style-name="ce1" table:number-columns-repeated="7"/>
          <table:table-cell table:number-columns-repeated="1014"/>
        </table:table-row>
        <table:table-row table:style-name="ro3" table:number-rows-repeated="104855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4:37:09</meta:creation-date>
    <dc:date>2015-03-04T14:47:20</dc:date>
    <meta:editing-duration>P0D</meta:editing-duration>
    <meta:editing-cycles>1</meta:editing-cycles>
    <meta:document-statistic meta:table-count="3" meta:cell-count="90" meta:object-count="0"/>
    <meta:generator>LibreOffice/3.5$Linux_x86 LibreOffice_project/350m1$Build-2</meta:generator>
  </office:meta>
</office:document-meta>
</file>